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2pt" style:font-name-asian="Courier" style:font-size-asian="12pt" style:font-name-complex="Courier" style:font-size-complex="12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ymbol" fo:font-size="12pt" style:font-name-asian="Symbol" style:font-size-asian="12pt" style:font-name-complex="Symbol" style:font-size-complex="12pt"/>
    </style:style>
    <style:style style:name="T4" style:family="text">
      <style:text-properties style:font-name="Courier" fo:font-size="12pt" style:font-name-asian="Courier" style:font-size-asian="12pt" style:font-name-complex="Courier" style:font-size-complex="12pt"/>
    </style:style>
    <style:style style:name="T5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8" style:family="text">
      <style:text-properties style:font-name="Times New Roman" fo:font-size="12pt" style:font-name-asian="Courier" style:font-size-asian="12pt" style:font-name-complex="Courier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énario détaillé du cas d’utilisation « Gestion des tests »</text:p>
      <text:p text:style-name="P2"/>
      <text:p text:style-name="P4">Sommaire d’identification :</text:p>
      <text:p text:style-name="P4"/>
      <text:p text:style-name="P1"><text:span text:style-name="T1">Titre </text:span><text:span text:style-name="T2">: Gestion des test</text:span></text:p>
      <text:p text:style-name="P1"><text:span text:style-name="T1">But </text:span><text:span text:style-name="T2">: gérer les tests permettant leur création, modification et suppression dans l'application.</text:span></text:p>
      <text:p text:style-name="P1"><text:span text:style-name="T1">Résumé </text:span><text:span text:style-name="T2">: créer un nouveau test, créer <text:s/>une nouvelle section, assigner des questions à une section. Modifier un test, supprimer un test.</text:span></text:p>
      <text:p text:style-name="P1"><text:span text:style-name="T1">Acteurs </text:span><text:span text:style-name="T2">: formateur (principal)</text:span></text:p>
      <text:p text:style-name="P5"/>
      <text:p text:style-name="P1"><text:span text:style-name="T1">Date de création </text:span><text:span text:style-name="T2">: 21/03/2011<text:tab/></text:span><text:span text:style-name="T1">Date de mise à jour </text:span><text:span text:style-name="T2">: xx/xx/xxxx</text:span></text:p>
      <text:p text:style-name="P5"/>
      <text:p text:style-name="P1"><text:span text:style-name="T1">Version </text:span><text:span text:style-name="T2">: 1.0<text:tab/></text:span><text:span text:style-name="T1">Responsable </text:span><text:span text:style-name="T2">: Ludovic RAFFIN</text:span></text:p>
      <text:p text:style-name="P5"/>
      <text:p text:style-name="P4">Description des enchainements :</text:p>
      <text:p text:style-name="P1"><text:span text:style-name="T1">Pré-conditions </text:span><text:span text:style-name="T2">:</text:span></text:p>
      <text:p text:style-name="P5">1- le formateur est authentifiée sur le domaine formateur</text:p>
      <text:p text:style-name="P5"/>
      <text:p text:style-name="P1"><text:span text:style-name="T1">Enchainements </text:span><text:span text:style-name="T2">:</text:span></text:p>
      <text:p text:style-name="P5">Ce cas d’utilisation commence lorsque le formateur demande la création d'un nouveau test ou sélectionne un test existant dans l'arborescence à sa disposition.</text:p>
      <text:p text:style-name="P5"/>
      <text:p text:style-name="P6">Enchainement (a) Créer un nouveau test</text:p>
      <text:p text:style-name="P7">Le formateur saisi un nom a donné au test.</text:p>
      <text:p text:style-name="P7">[Exception 1 : <text:s/>le nom du test existe déjà]</text:p>
      <text:p text:style-name="P7">Il donne une durée limite au test en minute.</text:p>
      <text:p text:style-name="P7">Il donne un seuil de réussite au test en pourcentage.</text:p>
      <text:p text:style-name="P7">Le système génère un code au test créé</text:p>
      <text:p text:style-name="P5"/>
      <text:p text:style-name="P6">Enchainement (b) Créer une section</text:p>
      <text:p text:style-name="P7">Le formateur saisi le libellé de la section.</text:p>
      <text:p text:style-name="P7">[Exception 2 : <text:s/>le nom de la section existe déjà dans le test]</text:p>
      <text:p text:style-name="P5"/>
      <text:p text:style-name="P6">Enchainement (c) Affecter des questions à la section</text:p>
      <text:p text:style-name="P7">Le formateur sélectionne une section dans l'arborescence principale.</text:p>
      <text:p text:style-name="P5">Tant que le système contient des questions, le formateur peut assigner des questions à la section en création.</text:p>
      <text:p text:style-name="P5">Il donne un nombre de question maximum à la section.</text:p>
      <text:p text:style-name="P5">[Exception 3 : la section manque de question]</text:p>
      <text:p text:style-name="P5"/>
      <text:p text:style-name="P6">Enchainement (d) Modifier un test</text:p>
      <text:p text:style-name="P7">Le formateur sélectionne dans la liste une section.</text:p>
      <text:p text:style-name="P7">Le test sélectionner apparaît dans la partie gestion des tests.</text:p>
      <text:p text:style-name="P5"/>
      <text:p text:style-name="P5">Ce cas d’utilisation se termine lorsque le formateur a :</text:p>
      <text:p text:style-name="P1"><text:span text:style-name="T3">· </text:span><text:span text:style-name="T7">quitté le menu de gestion des tests</text:span></text:p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Exceptions :</text:p>
      <text:p text:style-name="P5"><text:span text:style-name="T6">[Exception 1 : <text:s/>le nom du test existe déjà]</text:span> : le formateur est amené à modifier le nom de son test, ou à modifier le test portant le même nom.</text:p>
      <text:p text:style-name="P7">[Exception 2 : <text:s/>le nom de la section existe déjà dans le test] : le formateur est amené à changer le nom de sa section.</text:p>
      <text:p text:style-name="P7">[Exception 3 : la section manque de question] : le formateur ne peut valider la section, il doit modifier le nombre maximum de questions ou assigner plus de questions à la section.</text:p>
      <text:p text:style-name="P5"/>
      <text:p text:style-name="P4">Post-conditions :</text:p>
      <text:p text:style-name="P1"><text:span text:style-name="T3">· </text:span><text:span text:style-name="T7">Le test est créé et prêt à être utiliser pour la mise en place d'un examen</text:span></text:p>
      <text:p text:style-name="P1"><text:span text:style-name="T3">· </text:span><text:span text:style-name="T7">La création du test a été annulé.</text:span></text:p>
      <text:p text:style-name="P5"/>
      <text:p text:style-name="P4">Besoins d’IHM :</text:p>
      <text:p text:style-name="P1"><text:span text:style-name="T4">o </text:span><text:span text:style-name="T8">Pour faciliter la saisie des caractéristiques du test des contrôles de saisies seront mis en place dans l'application.</text:span></text:p>
      <text:p text:style-name="P9">Cette liste de contrôles permettra la saisie des caractéristiques suivantes :</text:p>
      <text:list xml:id="list34397571" text:style-name="L1">
        <text:list-item>
          <text:p text:style-name="P10">le nom du test</text:p>
        </text:list-item>
        <text:list-item>
          <text:p text:style-name="P10">la durée total du test</text:p>
        </text:list-item>
      </text:list>
      <text:p text:style-name="P5"/>
      <text:p text:style-name="P1"><text:span text:style-name="T4">o </text:span><text:span text:style-name="T2">Pour créer une section le formateur disposera également de contrôles de saisies. Ceux-ci représenteront les caractéristiques suivantes :</text:span></text:p>
      <text:list xml:id="list34400359" text:style-name="L2">
        <text:list-item>
          <text:p text:style-name="P11">le libellé de la section</text:p>
        </text:list-item>
        <text:list-item>
          <text:p text:style-name="P11">le nombre de questions de la section</text:p>
        </text:list-item>
      </text:list>
      <text:p text:style-name="P5"/>
      <text:p text:style-name="P1"><text:span text:style-name="T4">o </text:span><text:span text:style-name="T8">Pour affecter les questions à la section créée le formateur disposera d'une liste de question qu'il pourra filtrer selon un thème (mot clé).</text:span></text:p>
      <text:p text:style-name="P9">La sélection de la question se fera par cliquer-déposer ou bien par un bouton disponible à cet effet.</text:p>
      <text:p text:style-name="P9">Il pourra tout autant supprimer une question de la section par cliquer-déposer ou par un autre bouton.</text:p>
      <text:p text:style-name="P9">Les questions sélectionnées pour la section n'apparaissent plus dans la liste des questions disponibles.</text:p>
      <text:p text:style-name="P5"/>
      <text:p text:style-name="P4">Contraintes non fonctionnelles :</text:p>
      <text:p text:style-name="P4">Contrainte Descriptif</text:p>
      <text:p text:style-name="P5">Les erreurs de saisies du formateur doivent être indiqués précisément avant la validation de la création.</text:p>
      <text:p text:style-name="P5"/>
      <text:p text:style-name="P5">Disponibilité : le système n'est accessible qu'aux heures d'ouverture de l'école, et uniquement par son réseau local.</text:p>
      <text:p text:style-name="P5">Confidentialité : les formateurs sont identifiés par le système en fonction de leur</text:p>
      <text:p text:style-name="P8"><text:span text:style-name="T5">login et de leur mot de passe </text:span><text:span text:style-name="T5">sur le domaine formateur de l'éc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" svg:font-family="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1T15:11:52.38</meta:creation-date>
    <dc:date>2011-03-23T14:26:29.51</dc:date>
    <meta:editing-duration>PT04H00M40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2" meta:paragraph-count="57" meta:word-count="617" meta:character-count="3622"/>
    <meta:user-defined meta:name="Info 1"/>
    <meta:user-defined meta:name="Info 2"/>
    <meta:user-defined meta:name="Info 3"/>
    <meta:user-defined meta:name="Info 4"/>
  </office:meta>
</office:document-meta>
</file>